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FreeMono" fo:font-size="10pt" officeooo:rsid="001ca2ff" officeooo:paragraph-rsid="001ca2ff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FreeMono" fo:font-size="10pt" officeooo:rsid="001ca2ff" officeooo:paragraph-rsid="001ca2ff" style:font-size-asian="10pt" style:font-size-complex="10pt"/>
    </style:style>
    <style:style style:name="P3" style:family="paragraph" style:parent-style-name="Standard" style:list-style-name="L1">
      <style:paragraph-properties fo:line-height="115%"/>
      <style:text-properties style:font-name="FreeMono" fo:font-size="10pt" officeooo:rsid="002374c2" officeooo:paragraph-rsid="002374c2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FreeMono" fo:font-size="12pt" officeooo:rsid="001ca2ff" officeooo:paragraph-rsid="001ca2ff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e23e2"/>
    </style:style>
    <style:style style:name="T3" style:family="text">
      <style:text-properties officeooo:rsid="00221c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ristopher Bero</text:p>
      <text:p text:style-name="P4">CPE 431</text:p>
      <text:p text:style-name="P4">Writing Assignment <text:span text:style-name="T3">2</text:span></text:p>
      <text:p text:style-name="P1"/>
      <text:p text:style-name="P1"/>
      <text:list xml:id="list6240485972458760936" text:style-name="L1">
        <text:list-item>
          <text:p text:style-name="P3">HP has been developing a new computer architecture based on memristors.</text:p>
        </text:list-item>
        <text:list-item>
          <text:p text:style-name="P3">June 2015 they altered plans to instead focus on light-based data busing.</text:p>
        </text:list-item>
        <text:list-item>
          <text:p text:style-name="P3">The system has been scaled back, but still targets 4TB computing clusters.</text:p>
        </text:list-item>
        <text:list-item>
          <text:p text:style-name="P3">Main customer base is for high bandwidth servers and computer science. </text:p>
        </text:list-item>
      </text:list>
      <text:p text:style-name="P1"/>
      <text:p text:style-name="P2"/>
      <text:p text:style-name="P2">Source</text:p>
      <text:p text:style-name="P2"/>
      <text:p text:style-name="P2">Jake Edge. (2015, August). A Look at The Machine. <text:span text:style-name="T1">LWN.net</text:span>. Electronic. Available: https://lwn.net/Articles/655437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44:00.896695187</meta:creation-date>
    <dc:date>2015-11-05T22:21:36.852812379</dc:date>
    <meta:editing-duration>PT37M21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1" meta:paragraph-count="9" meta:word-count="71" meta:character-count="456" meta:non-whitespace-character-count="397"/>
  </office:meta>
</office:document-meta>
</file>